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Context.RenderingContext( ApplicationContext applicationContext , Locale locale , Function &lt; String , String &gt; templateLoad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ingContex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Contex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Contex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Context.getTemplat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